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3</text:p>
      <text:p text:style-name="Normal">2</text:p>
      <text:p text:style-name="Normal">2</text:p>
      <text:p text:style-name="Normal">2</text:p>
      <text:p text:style-name="Normal">1</text:p>
      <text:p text:style-name="Normal">1.5</text:p>
      <text:p text:style-name="Normal">1</text:p>
      <text:p text:style-name="Normal">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ardo Silva</meta:initial-creator>
    <dc:creator>Ricardo Silva</dc:creator>
    <meta:creation-date>2022-03-30T13:50:00Z</meta:creation-date>
    <dc:date>2022-03-30T14:25:00Z</dc:date>
    <meta:template xlink:href="Normal" xlink:type="simple"/>
    <meta:editing-cycles>1</meta:editing-cycles>
    <meta:editing-duration>PT2100S</meta:editing-duration>
    <meta:document-statistic meta:page-count="1" meta:paragraph-count="1" meta:word-count="2" meta:character-count="17" meta:row-count="1" meta:non-whitespace-character-count="16"/>
  </office:meta>
</office:document-meta>
</file>